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numpy as np</text:p>
      <text:p text:style-name="P1">import pylab as pl</text:p>
      <text:p text:style-name="P1"># Use numpy to load the data contained in the file</text:p>
      <text:p text:style-name="P1"># 'SKA_logspiral_Mwieringa1.txt' into a 2-D array called data</text:p>
      <text:p text:style-name="P1"># data = np.loadtxt('SKA_logspiral_Mwieringa1.txt',usecols = (1,2))</text:p>
      <text:p text:style-name="P1"># data = np.loadtxt('SKA-antenna.txt',usecols = (1,2))</text:p>
      <text:p text:style-name="P1">data = np.loadtxt('ants_Na40_logspiral1a.txt',usecols = (2,3))</text:p>
      <text:p text:style-name="P1">print data[:,0]</text:p>
      <text:p text:style-name="P1">print data[:,1]</text:p>
      <text:p text:style-name="P1"># plot the first column as x, and second column as y</text:p>
      <text:p text:style-name="P1">fig = pl.figure()</text:p>
      <text:p text:style-name="P1">ax = fig.add_subplot(111)</text:p>
      <text:p text:style-name="P1">for label in ax.get_xticklabels() + ax.get_yticklabels():</text:p>
      <text:p text:style-name="P1"><text:s text:c="4"/>label.set_fontsize(8.5)</text:p>
      <text:p text:style-name="P1">pl.plot(data[:,0], data[:,1], 'ro')</text:p>
      <text:p text:style-name="P1">pl.xlabel('x (meters)')</text:p>
      <text:p text:style-name="P1">pl.ylabel('y (meters)')</text:p>
      <text:p text:style-name="P1">pl.title('Sample SKA log-spiral configuration, clipped to Australian Continent, Mark Wieringa', fontsize = 9.0)</text:p>
      <text:p text:style-name="P1">pl.grid(True)</text:p>
      <text:p text:style-name="P1">pl.show(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20" meta:word-count="95" meta:character-count="752"/>
    <meta:generator>OpenOffice.org/3.2$Unix OpenOffice.org_project/320m12$Build-9483</meta:generator>
  </office:meta>
</office:document-meta>
</file>